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5464b" style:font-name="Ubuntu" fo:font-size="13.5pt" fo:letter-spacing="normal" fo:font-style="normal" fo:font-weight="normal"/>
    </style:style>
    <style:style style:name="P3" style:family="paragraph" style:parent-style-name="Heading_20_2">
      <style:text-properties fo:font-variant="normal" fo:text-transform="none" style:font-name="Ubuntu" fo:letter-spacing="normal" fo:font-style="normal" fo:font-weight="bold"/>
    </style:style>
    <style:style style:name="T1" style:family="text">
      <style:text-properties fo:font-variant="normal" fo:text-transform="none" fo:color="#45464b" style:font-name="Ubuntu" fo:font-size="13.5pt" fo:letter-spacing="normal" fo:font-style="normal" fo:font-weight="bold"/>
    </style:style>
    <style:style style:name="T2" style:family="text">
      <style:text-properties fo:font-variant="normal" fo:text-transform="none" fo:color="#45464b" style:font-name="Ubuntu" fo:font-size="13.5pt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T3" style:family="text">
      <style:text-properties fo:font-variant="normal" fo:text-transform="none" fo:color="#45464b" style:font-name="Ubuntu" fo:font-size="13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O que é pensamento computacional?</text:h>
      <text:p text:style-name="P1"><text:span text:style-name="Strong_20_Emphasis"><text:span text:style-name="T1">É a habilidade de mobilizar os conhecimentos para solucionar os problemas com eficiência, a partir do </text:span></text:span><text:a xlink:type="simple" xlink:href="https://blog.conexia.com.br/rendimento-escolar/" office:target-frame-name="_blank" xlink:show="new" text:style-name="Internet_20_link" text:visited-style-name="Visited_20_Internet_20_Link"><text:span text:style-name="Strong_20_Emphasis"><text:span text:style-name="T2">uso da tecnologia</text:span></text:span></text:a><text:span text:style-name="T3">. Para isso, é preciso dominar os fundamentos da computação, bem como explorá-los de forma crítica, criativa e estratégica.</text:span></text:p>
      <text:p text:style-name="P2">Assim, o pensamento computacional permite encontrar soluções não apenas no que se refere à apropriação da tecnologia, mas também em relação às demais áreas do conhecimento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08:44:19.529949422</meta:creation-date>
    <dc:date>2022-10-03T08:44:31.769982206</dc:date>
    <meta:editing-duration>PT12S</meta:editing-duration>
    <meta:editing-cycles>1</meta:editing-cycles>
    <meta:document-statistic meta:table-count="0" meta:image-count="0" meta:object-count="0" meta:page-count="1" meta:paragraph-count="4" meta:word-count="68" meta:character-count="448" meta:non-whitespace-character-count="382"/>
    <meta:generator>LibreOffice/5.1.6.2$Linux_X86_64 LibreOffice_project/10m0$Build-2</meta:generator>
  </office:meta>
</office:document-meta>
</file>